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">
      <style:table-properties style:width="25.7cm" style:page-number="auto" fo:break-before="auto" fo:break-after="auto" table:align="margins"/>
    </style:style>
    <style:style style:name="Таблица1.A" style:family="table-column">
      <style:table-column-properties style:column-width="5.179cm" style:rel-column-width="13205*"/>
    </style:style>
    <style:style style:name="Таблица1.B" style:family="table-column">
      <style:table-column-properties style:column-width="5.103cm" style:rel-column-width="13012*"/>
    </style:style>
    <style:style style:name="Таблица1.C" style:family="table-column">
      <style:table-column-properties style:column-width="7.2cm" style:rel-column-width="18360*"/>
    </style:style>
    <style:style style:name="Таблица1.D" style:family="table-column">
      <style:table-column-properties style:column-width="8.218cm" style:rel-column-width="20958*"/>
    </style:style>
    <style:style style:name="Таблица1.A1" style:family="table-cell">
      <style:table-cell-properties fo:padding="0cm" fo:border="none" style:writing-mode="page"/>
    </style:style>
    <style:style style:name="Таблица1.3" style:family="table-row">
      <style:table-row-properties style:min-row-height="9.16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 style:master-page-name="">
      <loext:graphic-properties draw:fill="none"/>
      <style:paragraph-properties fo:margin-left="18.5cm" fo:margin-right="0cm" fo:text-indent="0cm" style:auto-text-indent="false" style:page-number="auto" fo:background-color="transparent"/>
      <style:text-properties fo:font-size="14pt" officeooo:rsid="0002bea9" officeooo:paragraph-rsid="0002bea9" style:font-size-asian="14pt" style:font-size-complex="14pt"/>
    </style:style>
    <style:style style:name="P3" style:family="paragraph" style:parent-style-name="Standard">
      <loext:graphic-properties draw:fill="none"/>
      <style:paragraph-properties fo:margin-left="18.5cm" fo:margin-right="0cm" fo:text-indent="0cm" style:auto-text-indent="false" fo:background-color="transparent"/>
      <style:text-properties fo:font-size="14pt" officeooo:rsid="0002bea9" officeooo:paragraph-rsid="0002bea9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14pt" officeooo:rsid="0002bea9" officeooo:paragraph-rsid="0002bea9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officeooo:rsid="0002bea9" officeooo:paragraph-rsid="0002bea9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style="italic" style:text-underline-style="solid" style:text-underline-width="auto" style:text-underline-color="font-color" officeooo:rsid="0002bea9" officeooo:paragraph-rsid="0002bea9" style:font-size-asian="14pt" style:font-style-asian="italic" style:font-size-complex="14pt" style:font-style-complex="italic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style="italic" style:text-underline-style="solid" style:text-underline-width="auto" style:text-underline-color="font-color" officeooo:rsid="0002bea9" officeooo:paragraph-rsid="00050fbb" style:font-size-asian="14pt" style:font-style-asian="italic" style:font-size-complex="14pt" style:font-style-complex="italic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auto" fo:break-after="auto" fo:background-color="transparent"/>
      <style:text-properties fo:font-size="14pt" fo:font-style="italic" style:text-underline-style="solid" style:text-underline-width="auto" style:text-underline-color="font-color" officeooo:rsid="0002bea9" officeooo:paragraph-rsid="00050fbb" style:font-size-asian="14pt" style:font-style-asian="italic" style:font-size-complex="14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2bea9" officeooo:paragraph-rsid="0002bea9" style:font-size-asian="12pt" style:font-size-complex="12pt"/>
    </style:style>
    <style:style style:name="P10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1" style:family="paragraph" style:parent-style-name="Table_20_Contents">
      <loext:graphic-properties draw:fill="none"/>
      <style:paragraph-properties fo:margin-left="0.101cm" fo:margin-right="0.101cm" fo:text-align="center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2" style:family="paragraph" style:parent-style-name="Table_20_Contents">
      <loext:graphic-properties draw:fill="none"/>
      <style:paragraph-properties fo:margin-left="0.101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3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4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50fbb" officeooo:paragraph-rsid="00050fbb" style:font-size-asian="12pt" style:font-size-complex="12pt"/>
    </style:style>
    <style:style style:name="P15" style:family="paragraph" style:parent-style-name="Table_20_Contents">
      <loext:graphic-properties draw:fill="none"/>
      <style:paragraph-properties fo:margin-left="0.101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0826da" officeooo:paragraph-rsid="000826da" style:font-size-asian="12pt" style:font-weight-asian="bold" style:font-size-complex="12pt" style:font-weight-complex="bold"/>
    </style:style>
    <style:style style:name="P16" style:family="paragraph" style:parent-style-name="Table_20_Contents">
      <loext:graphic-properties draw:fill="none"/>
      <style:paragraph-properties fo:margin-left="0.101cm" fo:margin-right="0.101cm" fo:text-align="center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071f40" officeooo:paragraph-rsid="00071f40" style:font-size-asian="12pt" style:font-weight-asian="bold" style:font-size-complex="12pt" style:font-weight-complex="bold"/>
    </style:style>
    <style:style style:name="P17" style:family="paragraph" style:parent-style-name="Table_20_Contents">
      <loext:graphic-properties draw:fill="none"/>
      <style:paragraph-properties fo:margin-left="0.101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0826da" officeooo:paragraph-rsid="000826da" style:font-size-asian="12pt" style:font-weight-asian="normal" style:font-size-complex="12pt" style:font-weight-complex="normal"/>
    </style:style>
    <style:style style:name="P18" style:family="paragraph" style:parent-style-name="Table_20_Contents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c06cd" officeooo:paragraph-rsid="000c06cd" style:font-size-asian="12pt" style:font-weight-asian="normal" style:font-size-complex="12pt" style:font-weight-complex="normal"/>
    </style:style>
    <style:style style:name="P19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0eb858" style:font-size-asian="12pt" style:font-weight-asian="normal" style:font-size-complex="12pt" style:font-weight-complex="normal"/>
    </style:style>
    <style:style style:name="P20" style:family="paragraph" style:parent-style-name="Table_20_Contents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d72b3" officeooo:paragraph-rsid="000d72b3" style:font-size-asian="12pt" style:font-weight-asian="bold" style:font-size-complex="12pt" style:font-weight-complex="bold"/>
    </style:style>
    <style:style style:name="P2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0eb858" style:font-size-asian="12pt" style:font-weight-asian="bold" style:font-size-complex="12pt" style:font-weight-complex="bold"/>
    </style:style>
    <style:style style:name="P22" style:family="paragraph" style:parent-style-name="Table_20_Contents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d72b3" officeooo:paragraph-rsid="000d72b3" style:font-size-asian="12pt" style:font-weight-asian="normal" style:font-size-complex="12pt" style:font-weight-complex="normal"/>
    </style:style>
    <style:style style:name="P2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0eb858" style:font-size-asian="12pt" style:font-weight-asian="normal" style:font-size-complex="12pt" style:font-weight-complex="normal"/>
    </style:style>
    <style:style style:name="P24" style:family="paragraph" style:parent-style-name="Table_20_Contents" style:list-style-name="L1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9ca2d" officeooo:paragraph-rsid="0009ca2d" style:font-size-asian="12pt" style:font-weight-asian="normal" style:font-size-complex="12pt" style:font-weight-complex="normal"/>
    </style:style>
    <style:style style:name="P25" style:family="paragraph" style:parent-style-name="Table_20_Contents" style:list-style-name="L1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ba77e" officeooo:paragraph-rsid="000ba77e" style:font-size-asian="12pt" style:font-weight-asian="normal" style:font-size-complex="12pt" style:font-weight-complex="normal"/>
    </style:style>
    <style:style style:name="P26" style:family="paragraph" style:parent-style-name="Table_20_Contents" style:list-style-name="L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ba77e" officeooo:paragraph-rsid="000ba77e" style:font-size-asian="12pt" style:font-weight-asian="normal" style:font-size-complex="12pt" style:font-weight-complex="normal"/>
    </style:style>
    <style:style style:name="P27" style:family="paragraph" style:parent-style-name="Table_20_Contents" style:list-style-name="L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c06cd" officeooo:paragraph-rsid="000c06cd" style:font-size-asian="12pt" style:font-weight-asian="normal" style:font-size-complex="12pt" style:font-weight-complex="normal"/>
    </style:style>
    <style:style style:name="P28" style:family="paragraph" style:parent-style-name="Table_20_Contents" style:list-style-name="L8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10f312" style:font-size-asian="12pt" style:font-weight-asian="normal" style:font-size-complex="12pt" style:font-weight-complex="normal"/>
    </style:style>
    <style:style style:name="P29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17348d" style:font-size-asian="12pt" style:font-weight-asian="normal" style:font-size-complex="12pt" style:font-weight-complex="normal"/>
    </style:style>
    <style:style style:name="P30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7348d" officeooo:paragraph-rsid="0017348d" style:font-size-asian="12pt" style:font-weight-asian="normal" style:font-size-complex="12pt" style:font-weight-complex="normal"/>
    </style:style>
    <style:style style:name="P31" style:family="paragraph" style:parent-style-name="Table_20_Contents">
      <loext:graphic-properties draw:fill="none"/>
      <style:paragraph-properties fo:margin-left="0.101cm" fo:margin-right="0cm" fo:text-align="start" style:justify-single-word="false" fo:orphans="0" fo:widows="0" fo:text-indent="0.199cm" style:auto-text-indent="false" fo:background-color="transparent" text:number-lines="false" text:line-number="0"/>
      <style:text-properties fo:font-size="12pt" style:text-underline-style="none" fo:font-weight="bold" officeooo:rsid="0015ab4e" officeooo:paragraph-rsid="0015ab4e" style:font-size-asian="12pt" style:font-weight-asian="bold" style:font-size-complex="12pt" style:font-weight-complex="bold"/>
    </style:style>
    <style:style style:name="P32" style:family="paragraph" style:parent-style-name="Table_20_Contents" style:list-style-name="L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c06cd" officeooo:paragraph-rsid="000c06cd" style:font-size-asian="12pt" style:font-weight-asian="normal" style:font-size-complex="12pt" style:font-weight-complex="normal"/>
    </style:style>
    <style:style style:name="P33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0d72b3" style:font-size-asian="12pt" style:font-weight-asian="normal" style:font-size-complex="12pt" style:font-weight-complex="normal"/>
    </style:style>
    <style:style style:name="P34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141e8f" style:font-size-asian="12pt" style:font-weight-asian="normal" style:font-size-complex="12pt" style:font-weight-complex="normal"/>
    </style:style>
    <style:style style:name="P3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17477b" style:font-size-asian="12pt" style:font-weight-asian="normal" style:font-size-complex="12pt" style:font-weight-complex="normal"/>
    </style:style>
    <style:style style:name="P36" style:family="paragraph" style:parent-style-name="Table_20_Contents" style:list-style-name="L3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0eb858" style:font-size-asian="12pt" style:font-weight-asian="normal" style:font-size-complex="12pt" style:font-weight-complex="normal"/>
    </style:style>
    <style:style style:name="P37" style:family="paragraph" style:parent-style-name="Table_20_Contents" style:list-style-name="L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0eb858" style:font-size-asian="12pt" style:font-weight-asian="normal" style:font-size-complex="12pt" style:font-weight-complex="normal"/>
    </style:style>
    <style:style style:name="P3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41e8f" style:font-size-asian="12pt" style:font-weight-asian="normal" style:font-size-complex="12pt" style:font-weight-complex="normal"/>
    </style:style>
    <style:style style:name="P3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7477b" style:font-size-asian="12pt" style:font-weight-asian="normal" style:font-size-complex="12pt" style:font-weight-complex="normal"/>
    </style:style>
    <style:style style:name="P40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41e8f" style:font-size-asian="12pt" style:font-weight-asian="normal" style:font-size-complex="12pt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7477b" style:font-size-asian="12pt" style:font-weight-asian="normal" style:font-size-complex="12pt" style:font-weight-complex="normal"/>
    </style:style>
    <style:style style:name="P42" style:family="paragraph" style:parent-style-name="Table_20_Contents" style:list-style-name="L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0fc83c" style:font-size-asian="12pt" style:font-weight-asian="normal" style:font-size-complex="12pt" style:font-weight-complex="normal"/>
    </style:style>
    <style:style style:name="P43" style:family="paragraph" style:parent-style-name="Table_20_Contents" style:list-style-name="List_20_1">
      <loext:graphic-properties draw:fill="none"/>
      <style:paragraph-properties fo:margin-left="0.801cm" fo:margin-right="0.101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0fc83c" style:font-size-asian="12pt" style:font-weight-asian="normal" style:font-size-complex="12pt" style:font-weight-complex="normal"/>
    </style:style>
    <style:style style:name="P44" style:family="paragraph" style:parent-style-name="Table_20_Contents" style:list-style-name="List_20_1">
      <loext:graphic-properties draw:fill="none"/>
      <style:paragraph-properties fo:margin-left="0.801cm" fo:margin-right="0.1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0fc83c" style:font-size-asian="12pt" style:font-weight-asian="normal" style:font-size-complex="12pt" style:font-weight-complex="normal"/>
    </style:style>
    <style:style style:name="P45" style:family="paragraph" style:parent-style-name="Table_20_Contents" style:list-style-name="List_20_1">
      <loext:graphic-properties draw:fill="none"/>
      <style:paragraph-properties fo:margin-left="0.801cm" fo:margin-right="0.4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41e8f" style:font-size-asian="12pt" style:font-weight-asian="normal" style:font-size-complex="12pt" style:font-weight-complex="normal"/>
    </style:style>
    <style:style style:name="P46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41e8f" style:font-size-asian="12pt" style:font-weight-asian="normal" style:font-size-complex="12pt" style:font-weight-complex="normal"/>
    </style:style>
    <style:style style:name="P47" style:family="paragraph" style:parent-style-name="Table_20_Contents" style:list-style-name="List_20_1">
      <loext:graphic-properties draw:fill="none"/>
      <style:paragraph-properties fo:margin-left="0.801cm" fo:margin-right="0.4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7477b" style:font-size-asian="12pt" style:font-weight-asian="normal" style:font-size-complex="12pt" style:font-weight-complex="normal"/>
    </style:style>
    <style:style style:name="P48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7477b" style:font-size-asian="12pt" style:font-weight-asian="normal" style:font-size-complex="12pt" style:font-weight-complex="normal"/>
    </style:style>
    <style:style style:name="P4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41e8f" style:font-size-asian="12pt" style:font-weight-asian="normal" style:font-size-complex="12pt" style:font-weight-complex="normal"/>
    </style:style>
    <style:style style:name="P5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7477b" style:font-size-asian="12pt" style:font-weight-asian="normal" style:font-size-complex="12pt" style:font-weight-complex="normal"/>
    </style:style>
    <style:style style:name="P5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17477b" officeooo:paragraph-rsid="0017477b" style:font-size-asian="12pt" style:font-weight-asian="normal" style:font-size-complex="12pt" style:font-weight-complex="normal"/>
    </style:style>
    <style:style style:name="P52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0eb858" style:font-size-asian="12pt" style:font-weight-asian="bold" style:font-size-complex="12pt" style:font-weight-complex="bold"/>
    </style:style>
    <style:style style:name="P53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41e8f" style:font-size-asian="12pt" style:font-weight-asian="bold" style:font-size-complex="12pt" style:font-weight-complex="bold"/>
    </style:style>
    <style:style style:name="P54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7477b" style:font-size-asian="12pt" style:font-weight-asian="bold" style:font-size-complex="12pt" style:font-weight-complex="bold"/>
    </style:style>
    <style:style style:name="P5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41e8f" style:font-size-asian="12pt" style:font-weight-asian="bold" style:font-size-complex="12pt" style:font-weight-complex="bold"/>
    </style:style>
    <style:style style:name="P56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7477b" style:font-size-asian="12pt" style:font-weight-asian="bold" style:font-size-complex="12pt" style:font-weight-complex="bold"/>
    </style:style>
    <style:style style:name="P5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0eb858" style:font-size-asian="12pt" style:font-weight-asian="normal" style:font-size-complex="12pt" style:font-weight-complex="normal"/>
    </style:style>
    <style:style style:name="P5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41e8f" style:font-size-asian="12pt" style:font-weight-asian="normal" style:font-size-complex="12pt" style:font-weight-complex="normal"/>
    </style:style>
    <style:style style:name="P5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7477b" style:font-size-asian="12pt" style:font-weight-asian="normal" style:font-size-complex="12pt" style:font-weight-complex="normal"/>
    </style:style>
    <style:style style:name="P60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41e8f" style:font-size-asian="12pt" style:font-weight-asian="normal" style:font-size-complex="12pt" style:font-weight-complex="normal"/>
    </style:style>
    <style:style style:name="P6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7477b" style:font-size-asian="12pt" style:font-weight-asian="normal" style:font-size-complex="12pt" style:font-weight-complex="normal"/>
    </style:style>
    <style:style style:name="P62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0d72b3" style:font-size-asian="12pt" style:font-weight-asian="normal" style:font-size-complex="12pt" style:font-weight-complex="normal"/>
    </style:style>
    <style:style style:name="P63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141e8f" style:font-size-asian="12pt" style:font-weight-asian="normal" style:font-size-complex="12pt" style:font-weight-complex="normal"/>
    </style:style>
    <style:style style:name="P64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17477b" style:font-size-asian="12pt" style:font-weight-asian="normal" style:font-size-complex="12pt" style:font-weight-complex="normal"/>
    </style:style>
    <style:style style:name="P6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e014a" officeooo:paragraph-rsid="000e014a" style:font-size-asian="12pt" style:font-weight-asian="normal" style:font-size-complex="12pt" style:font-weight-complex="normal"/>
    </style:style>
    <style:style style:name="P66" style:family="paragraph" style:parent-style-name="Table_20_Contents">
      <loext:graphic-properties draw:fill="none"/>
      <style:paragraph-properties fo:margin-left="0.101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0cc54" officeooo:paragraph-rsid="0010cc54" style:font-size-asian="12pt" style:font-size-complex="12pt"/>
    </style:style>
    <style:style style:name="P67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0cc54" officeooo:paragraph-rsid="0010cc54" style:font-size-asian="12pt" style:font-size-complex="12pt"/>
    </style:style>
    <style:style style:name="P68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69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70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0f312" officeooo:paragraph-rsid="0010f312" style:font-size-asian="12pt" style:font-size-complex="12pt"/>
    </style:style>
    <style:style style:name="P71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5f66a" officeooo:paragraph-rsid="0015f66a" style:font-size-asian="12pt" style:font-size-complex="12pt"/>
    </style:style>
    <style:style style:name="P72" style:family="paragraph" style:parent-style-name="Table_20_Contents">
      <loext:graphic-properties draw:fill="none"/>
      <style:paragraph-properties fo:margin-left="0.4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5f66a" officeooo:paragraph-rsid="0015f66a" style:font-size-asian="12pt" style:font-size-complex="12pt"/>
    </style:style>
    <style:style style:name="P73" style:family="paragraph" style:parent-style-name="Table_20_Contents" style:list-style-name="L9">
      <loext:graphic-properties draw:fill="none"/>
      <style:paragraph-properties fo:margin-left="0.4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5f66a" officeooo:paragraph-rsid="0015f66a" style:font-size-asian="12pt" style:font-size-complex="12pt"/>
    </style:style>
    <style:style style:name="P74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0f312" officeooo:paragraph-rsid="0010f312" style:font-size-asian="12pt" style:font-weight-asian="bold" style:font-size-complex="12pt" style:font-weight-complex="bold"/>
    </style:style>
    <style:style style:name="P7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0f312" officeooo:paragraph-rsid="0017348d" style:font-size-asian="12pt" style:font-weight-asian="bold" style:font-size-complex="12pt" style:font-weight-complex="bold"/>
    </style:style>
    <style:style style:name="P76" style:family="paragraph" style:parent-style-name="Table_20_Contents">
      <loext:graphic-properties draw:fill="none"/>
      <style:paragraph-properties fo:margin-left="0.101cm" fo:margin-right="0cm" fo:text-align="start" style:justify-single-word="false" fo:orphans="0" fo:widows="0" fo:text-indent="0.199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5ab4e" officeooo:paragraph-rsid="0015ab4e" style:font-size-asian="12pt" style:font-weight-asian="bold" style:font-size-complex="12pt" style:font-weight-complex="bold"/>
    </style:style>
    <style:style style:name="P77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d7aac" officeooo:paragraph-rsid="001d7aac" style:font-size-asian="12pt" style:font-weight-asian="bold" style:font-size-complex="12pt" style:font-weight-complex="bold"/>
    </style:style>
    <style:style style:name="P78" style:family="paragraph" style:parent-style-name="Table_20_Contents">
      <loext:graphic-properties draw:fill="none"/>
      <style:paragraph-properties fo:margin-left="0.199cm" fo:margin-right="0.4cm" fo:text-align="start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d7aac" officeooo:paragraph-rsid="001d7aac" style:font-size-asian="12pt" style:font-weight-asian="bold" style:font-size-complex="12pt" style:font-weight-complex="bold"/>
    </style:style>
    <style:style style:name="P79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10f312" officeooo:paragraph-rsid="0010f312" style:font-size-asian="12pt" style:font-weight-asian="normal" style:font-size-complex="12pt" style:font-weight-complex="normal"/>
    </style:style>
    <style:style style:name="P80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10f312" officeooo:paragraph-rsid="0017348d" style:font-size-asian="12pt" style:font-weight-asian="normal" style:font-size-complex="12pt" style:font-weight-complex="normal"/>
    </style:style>
    <style:style style:name="P81" style:family="paragraph" style:parent-style-name="Table_20_Contents">
      <loext:graphic-properties draw:fill="none"/>
      <style:paragraph-properties fo:margin-left="0.4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fo:font-weight="bold" officeooo:rsid="0015f66a" officeooo:paragraph-rsid="0015f66a" style:font-size-asian="12pt" style:font-weight-asian="bold" style:font-size-complex="12pt" style:font-weight-complex="bold"/>
    </style:style>
    <style:style style:name="P82" style:family="paragraph" style:parent-style-name="Table_20_Contents" style:list-style-name="L1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09ca2d" style:font-size-asian="12pt" style:font-weight-asian="normal" style:font-size-complex="12pt" style:font-weight-complex="normal"/>
    </style:style>
    <style:style style:name="P83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10f312" style:font-size-asian="12pt" style:font-weight-asian="normal" style:font-size-complex="12pt" style:font-weight-complex="normal"/>
    </style:style>
    <style:style style:name="P84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17348d" style:font-size-asian="12pt" style:font-weight-asian="normal" style:font-size-complex="12pt" style:font-weight-complex="normal"/>
    </style:style>
    <style:style style:name="P85" style:family="paragraph" style:parent-style-name="Table_20_Contents" style:list-style-name="List_20_1">
      <loext:graphic-properties draw:fill="none"/>
      <style:paragraph-properties fo:margin-left="0.801cm" fo:margin-right="0.101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0fc83c"/>
    </style:style>
    <style:style style:name="P86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87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88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7477b"/>
    </style:style>
    <style:style style:name="P8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9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7477b"/>
    </style:style>
    <style:style style:name="P9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92" style:family="paragraph" style:parent-style-name="Table_20_Contents" style:list-style-name="Numbering_20_123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10cb48"/>
    </style:style>
    <style:style style:name="P93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141e8f"/>
    </style:style>
    <style:style style:name="P94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141e8f"/>
    </style:style>
    <style:style style:name="P95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0cb48" style:font-weight-asian="bold" style:font-weight-complex="bold"/>
    </style:style>
    <style:style style:name="P96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0cb48" style:font-weight-asian="bold" style:font-weight-complex="bold"/>
    </style:style>
    <style:style style:name="P97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41e8f" style:font-weight-asian="bold" style:font-weight-complex="bold"/>
    </style:style>
    <style:style style:name="P98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41e8f" style:font-weight-asian="bold" style:font-weight-complex="bold"/>
    </style:style>
    <style:style style:name="P99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bf20a" style:font-weight-asian="bold" style:font-weight-complex="bold"/>
    </style:style>
    <style:style style:name="P100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0cb48" style:font-weight-asian="normal" style:font-weight-complex="normal"/>
    </style:style>
    <style:style style:name="P101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0cb48" style:font-weight-asian="normal" style:font-weight-complex="normal"/>
    </style:style>
    <style:style style:name="P102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41e8f" style:font-weight-asian="normal" style:font-weight-complex="normal"/>
    </style:style>
    <style:style style:name="P103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41e8f" style:font-weight-asian="normal" style:font-weight-complex="normal"/>
    </style:style>
    <style:style style:name="P104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bf20a" style:font-weight-asian="normal" style:font-weight-complex="normal"/>
    </style:style>
    <style:style style:name="P105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0cb48" style:font-weight-asian="normal" style:font-weight-complex="normal"/>
    </style:style>
    <style:style style:name="P106" style:family="paragraph" style:parent-style-name="Table_20_Contents" style:list-style-name="L6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0cb48" style:font-weight-asian="normal" style:font-weight-complex="normal"/>
    </style:style>
    <style:style style:name="P107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0cb48" style:font-weight-asian="normal" style:font-weight-complex="normal"/>
    </style:style>
    <style:style style:name="P108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0cb48" style:font-weight-asian="normal" style:font-weight-complex="normal"/>
    </style:style>
    <style:style style:name="P10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41e8f" style:font-weight-asian="normal" style:font-weight-complex="normal"/>
    </style:style>
    <style:style style:name="P11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bf20a" style:font-weight-asian="normal" style:font-weight-complex="normal"/>
    </style:style>
    <style:style style:name="P111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41e8f" style:font-weight-asian="normal" style:font-weight-complex="normal"/>
    </style:style>
    <style:style style:name="P112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c54" officeooo:paragraph-rsid="0010cc54" style:font-weight-asian="normal" style:font-weight-complex="normal"/>
    </style:style>
    <style:style style:name="P113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2e8fb" officeooo:paragraph-rsid="0012e8fb" style:font-size-asian="12pt" style:font-weight-asian="normal" style:font-size-complex="12pt" style:font-weight-complex="normal"/>
    </style:style>
    <style:style style:name="P114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17348d" style:font-size-asian="12pt" style:font-weight-asian="normal" style:font-size-complex="12pt" style:font-weight-complex="normal"/>
    </style:style>
    <style:style style:name="P115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17348d" style:font-size-asian="12pt" style:font-weight-asian="normal" style:font-size-complex="12pt" style:font-weight-complex="normal"/>
    </style:style>
    <style:style style:name="P116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477b" officeooo:paragraph-rsid="0017477b" style:font-size-asian="12pt" style:font-weight-asian="normal" style:font-size-complex="12pt" style:font-weight-complex="normal"/>
    </style:style>
    <style:style style:name="P117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bold" officeooo:rsid="0017477b" officeooo:paragraph-rsid="0017477b" style:font-size-asian="12pt" style:font-weight-asian="bold" style:font-size-complex="12pt" style:font-weight-complex="bold"/>
    </style:style>
    <style:style style:name="P118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bold" officeooo:rsid="0012e8fb" officeooo:paragraph-rsid="0012e8fb" style:font-size-asian="12pt" style:font-weight-asian="bold" style:font-size-complex="12pt" style:font-weight-complex="bold"/>
    </style:style>
    <style:style style:name="P119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bold" officeooo:rsid="0012e8fb" officeooo:paragraph-rsid="0017477b" style:font-size-asian="12pt" style:font-weight-asian="bold" style:font-size-complex="12pt" style:font-weight-complex="bold"/>
    </style:style>
    <style:style style:name="P120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normal" officeooo:rsid="0012e8fb" officeooo:paragraph-rsid="0012e8fb" style:font-size-asian="12pt" style:font-weight-asian="normal" style:font-size-complex="12pt" style:font-weight-complex="normal"/>
    </style:style>
    <style:style style:name="P121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normal" officeooo:rsid="0012e8fb" officeooo:paragraph-rsid="0017477b" style:font-size-asian="12pt" style:font-weight-asian="normal" style:font-size-complex="12pt" style:font-weight-complex="normal"/>
    </style:style>
    <style:style style:name="P122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141e8f" style:font-size-asian="12pt" style:font-weight-asian="normal" style:font-size-complex="12pt" style:font-weight-complex="normal"/>
    </style:style>
    <style:style style:name="P123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17477b" style:font-size-asian="12pt" style:font-weight-asian="normal" style:font-size-complex="12pt" style:font-weight-complex="normal"/>
    </style:style>
    <style:style style:name="P124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17477b" style:font-size-asian="12pt" style:font-weight-asian="normal" style:font-size-complex="12pt" style:font-weight-complex="normal"/>
    </style:style>
    <style:style style:name="P125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17477b" style:font-size-asian="12pt" style:font-weight-asian="normal" style:font-size-complex="12pt" style:font-weight-complex="normal"/>
    </style:style>
    <style:style style:name="P126" style:family="paragraph" style:parent-style-name="Table_20_Contents" style:list-style-name="L10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69fd" officeooo:paragraph-rsid="001769fd" style:font-size-asian="12pt" style:font-weight-asian="normal" style:font-size-complex="12pt" style:font-weight-complex="normal"/>
    </style:style>
    <style:style style:name="P127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69fd" officeooo:paragraph-rsid="001769fd" style:font-size-asian="12pt" style:font-weight-asian="normal" style:font-size-complex="12pt" style:font-weight-complex="normal"/>
    </style:style>
    <style:style style:name="P128" style:family="paragraph" style:parent-style-name="Table_20_Contents" style:list-style-name="L1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fcdc" officeooo:paragraph-rsid="0017fcdc" style:font-size-asian="12pt" style:font-weight-asian="normal" style:font-size-complex="12pt" style:font-weight-complex="normal"/>
    </style:style>
    <style:style style:name="P129" style:family="paragraph" style:parent-style-name="Table_20_Contents" style:list-style-name="L1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9e83a" officeooo:paragraph-rsid="0019e83a" style:font-size-asian="12pt" style:font-weight-asian="normal" style:font-size-complex="12pt" style:font-weight-complex="normal"/>
    </style:style>
    <style:style style:name="P130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9e83a" officeooo:paragraph-rsid="0019e83a" style:font-size-asian="12pt" style:font-weight-asian="normal" style:font-size-complex="12pt" style:font-weight-complex="normal"/>
    </style:style>
    <style:style style:name="P13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0cb48" officeooo:paragraph-rsid="001bf20a" style:font-size-asian="12pt" style:font-weight-asian="normal" style:font-size-complex="12pt" style:font-weight-complex="normal"/>
    </style:style>
    <style:style style:name="P132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0cb48" officeooo:paragraph-rsid="001bf20a" style:font-size-asian="12pt" style:font-weight-asian="normal" style:font-size-complex="12pt" style:font-weight-complex="normal"/>
    </style:style>
    <style:style style:name="P133" style:family="paragraph" style:parent-style-name="Table_20_Contents" style:list-style-name="L1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d7aac" officeooo:paragraph-rsid="001d7aac" style:font-size-asian="12pt" style:font-weight-asian="normal" style:font-size-complex="12pt" style:font-weight-complex="normal"/>
    </style:style>
    <style:style style:name="P134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bold" officeooo:rsid="0017fcdc" officeooo:paragraph-rsid="0017fcdc" style:font-size-asian="12pt" style:font-weight-asian="bold" style:font-size-complex="12pt" style:font-weight-complex="bold"/>
    </style:style>
    <style:style style:name="P13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bold" officeooo:rsid="001d7aac" officeooo:paragraph-rsid="001d7aac" style:font-size-asian="12pt" style:font-weight-asian="bold" style:font-size-complex="12pt" style:font-weight-complex="bold"/>
    </style:style>
    <style:style style:name="P136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normal" officeooo:rsid="0017fcdc" officeooo:paragraph-rsid="0017fcdc" style:font-size-asian="12pt" style:font-weight-asian="normal" style:font-size-complex="12pt" style:font-weight-complex="normal"/>
    </style:style>
    <style:style style:name="P137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normal" officeooo:rsid="001d7aac" officeooo:paragraph-rsid="001d7aac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officeooo:rsid="0005f413"/>
    </style:style>
    <style:style style:name="T7" style:family="text">
      <style:text-properties officeooo:rsid="00071f40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2bea9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02bea9"/>
    </style:style>
    <style:style style:name="T12" style:family="text">
      <style:text-properties fo:language="ru" fo:country="RU" fo:font-weight="bold" style:font-weight-asian="bold" style:font-weight-complex="bold"/>
    </style:style>
    <style:style style:name="T13" style:family="text">
      <style:text-properties fo:language="ru" fo:country="RU" officeooo:rsid="000e014a"/>
    </style:style>
    <style:style style:name="T14" style:family="text">
      <style:text-properties fo:language="ru" fo:country="RU" officeooo:rsid="000fc83c"/>
    </style:style>
    <style:style style:name="T15" style:family="text">
      <style:text-properties fo:language="ru" fo:country="RU" officeooo:rsid="0019e83a"/>
    </style:style>
    <style:style style:name="T16" style:family="text">
      <style:text-properties officeooo:rsid="000eb858"/>
    </style:style>
    <style:style style:name="T17" style:family="text">
      <style:text-properties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language="ru" fo:country="RU" style:text-underline-style="none" fo:font-weight="normal" officeooo:rsid="000fc83c" style:font-size-asian="12pt" style:font-weight-asian="normal" style:font-size-complex="12pt" style:font-weight-complex="normal"/>
    </style:style>
    <style:style style:name="T19" style:family="text">
      <style:text-properties fo:font-size="12pt" fo:language="ru" fo:country="RU" style:text-underline-style="none" fo:font-weight="normal" officeooo:rsid="000d72b3" style:font-size-asian="12pt" style:font-weight-asian="normal" style:font-size-complex="12pt" style:font-weight-complex="normal"/>
    </style:style>
    <style:style style:name="T20" style:family="text">
      <style:text-properties fo:font-size="12pt" fo:language="ru" fo:country="RU" style:font-size-asian="12pt" style:font-size-complex="12pt"/>
    </style:style>
    <style:style style:name="T21" style:family="text">
      <style:text-properties fo:font-size="12pt" fo:language="en" fo:country="US" style:text-underline-style="none" fo:font-weight="normal" officeooo:rsid="000d72b3" style:font-size-asian="12pt" style:font-weight-asian="normal" style:font-size-complex="12pt" style:font-weight-complex="normal"/>
    </style:style>
    <style:style style:name="T22" style:family="text">
      <style:text-properties style:use-window-font-color="true" loext:opacity="0%" fo:font-size="12pt" fo:language="ru" fo:country="RU" style:text-underline-style="none" fo:font-weight="normal" officeooo:rsid="0010cc54" style:font-size-asian="12pt" style:font-weight-asian="normal" style:font-size-complex="12pt" style:font-weight-complex="normal"/>
    </style:style>
    <style:style style:name="T23" style:family="text">
      <style:text-properties officeooo:rsid="0015f66a"/>
    </style:style>
    <style:style style:name="T24" style:family="text">
      <style:text-properties officeooo:rsid="0017477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space" fo:margin-left="0.199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 %1% " style:num-prefix=" " style:num-suffix=" " style:num-format="1" text:start-value="5">
        <style:list-level-properties text:list-level-position-and-space-mode="label-alignment">
          <style:list-level-label-alignment text:label-followed-by="space" fo:text-indent="-1.801cm" fo:margin-left="2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ТВЕРЖДАЮ</text:p>
      <text:p text:style-name="P3">Начальник отдела 071</text:p>
      <text:p text:style-name="P3">_______________ Ю.Н. Комаров</text:p>
      <text:p text:style-name="P3">«___» __________ 2021г.</text:p>
      <text:p text:style-name="P4"/>
      <text:p text:style-name="P5">Меропр<text:span text:style-name="T16">и</text:span>ятия по локализации и ликвидации последствий аварий на ОПО «Площадка хранения баллонов» отдела 071</text:p>
      <text:p text:style-name="P5"/>
      <text:p text:style-name="P5">от <text:span text:style-name="T5">20.07.2021</text:span><text:span text:style-name="T3"> № </text:span><text:span text:style-name="T5">191-17-071-09/200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 table:style-name="TableLine117861952">
            <table:table-cell table:style-name="Таблица1.A1" office:value-type="string">
              <text:p text:style-name="P9">Наименование и место аварийной ситуации</text:p>
            </table:table-cell>
            <table:table-cell table:style-name="Таблица1.A1" office:value-type="string">
              <text:p text:style-name="P9">Опознавательные признаки аварии</text:p>
            </table:table-cell>
            <table:table-cell table:style-name="Таблица1.A1" office:value-type="string">
              <text:p text:style-name="P9">Способы и средства локализации и ликвидации аварии</text:p>
            </table:table-cell>
            <table:table-cell table:style-name="Таблица1.A1" office:value-type="string">
              <text:p text:style-name="P9">Исполнители и порядок их действий</text:p>
            </table:table-cell>
          </table:table-row>
        </table:table-header-rows>
        <table:table-row table:style-name="TableLine117864400">
          <table:table-cell table:style-name="Таблица1.A1" table:number-columns-spanned="4" office:value-type="string">
            <text:p text:style-name="P14"/>
            <text:p text:style-name="P16">Горючие газы (здание 324А): ацетилен, водород, бутан, аммиак.</text:p>
            <text:p text:style-name="P14"/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1" office:value-type="string">
            <text:p text:style-name="P14">1. Нагрев баллона с <text:span text:style-name="T1">аммиаком</text:span></text:p>
          </table:table-cell>
          <table:table-cell table:style-name="Таблица1.A1" office:value-type="string">
            <text:p text:style-name="P12">- <text:span text:style-name="T6">температура нагрева поверхности баллона чувствуется касанием влажной руки , жжение через 2-3 сек.</text:span></text:p>
          </table:table-cell>
          <table:table-cell table:style-name="Таблица1.A1" office:value-type="string">
            <text:p text:style-name="P13">- <text:span text:style-name="T7">средства связи и оповещения;</text:span></text:p>
            <text:p text:style-name="P13">- <text:span text:style-name="T7">использование средств индивидуальной защиты;</text:span></text:p>
            <text:p text:style-name="P13">- <text:span text:style-name="T7">силы и средства НАСО (при необходимости);</text:span></text:p>
            <text:p text:style-name="P13">- <text:span text:style-name="T7">предупредительные знаки;</text:span></text:p>
            <text:p text:style-name="P13">- <text:span text:style-name="T7">сирена ручная типа РС-100;</text:span></text:p>
            <text:p text:style-name="P13">- <text:span text:style-name="T7">погрузочно-разгрузочные работы производит только обученный и аттестованный персонал;</text:span></text:p>
            <text:p text:style-name="P13">- <text:span text:style-name="T7">бочки с водой для охлаждения баллонов (рядом с местом проведения погрузочно-разгрузочных работ);</text:span></text:p>
            <text:p text:style-name="P13">- <text:span text:style-name="T7">ранцевый опрыскиватель;</text:span></text:p>
            <text:p text:style-name="P13">- <text:span text:style-name="T7">вёдра.</text:span></text:p>
          </table:table-cell>
          <table:table-cell table:style-name="Таблица1.A1" office:value-type="string">
            <text:p text:style-name="P15">Транспортировщики, техник по хранению.</text:p>
            <text:p text:style-name="P17">Порядок действий:</text:p>
            <text:list xml:id="list151120591" text:style-name="L1">
              <text:list-item>
                <text:p text:style-name="P24">Использовать СИЗ.</text:p>
              </text:list-item>
              <text:list-item>
                <text:p text:style-name="P24">Немедленно удалить всех посторонних лиц с места аварийной ситуации.</text:p>
              </text:list-item>
              <text:list-item>
                <text:p text:style-name="P24">Подать звуковой сигнал тревоги с помощью ручной сирены.</text:p>
              </text:list-item>
              <text:list-item>
                <text:p text:style-name="P82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25">При необходимости принять меры по оказанию первой помощи раненым и пострадавшим <text:s/>и вызвать работников ЦМСЧ-91 ФМБА по тел. 9-92-62.</text:p>
              </text:list-item>
              <text:list-item>
                <text:p text:style-name="P26">При выход<text:span text:style-name="T16">е</text:span> у ворот, ограждающих склад баллонов, выставить предупре<text:span text:style-name="T16">дительный</text:span> знак: <text:span text:style-name="T8">W03 </text:span><text:span text:style-name="T9">«</text:span><text:span text:style-name="T10">Опасно. </text:span><text:soft-page-break/><text:span text:style-name="T10">Ядовитые вещества</text:span><text:span text:style-name="T11">» </text:span><text:span text:style-name="T10">согласно ГОСТ 12.4.026-2015.</text:span></text:p>
              </text:list-item>
              <text:list-item>
                <text:p text:style-name="P27"><text:span text:style-name="T10">Соблюдать меры пожарной безопасности. Не курить! Устранить источники открытого огня. </text:span><text:span text:style-name="T12">Нагрев баллона может вызвать взрыв!</text:span></text:p>
              </text:list-item>
              <text:list-item>
                <text:p text:style-name="P32">Охлаждать баллон с безопасного расстояния с помощью ранцевого опрыскивателя или, поливая баллон из бочки водой из ведра (при отсутствии ведра — из другой имеющейся емкости), а в зимнее время опустить баллон в сугроб со снегом.</text:p>
              </text:list-item>
            </text:list>
            <text:p text:style-name="P18"/>
            <text:p text:style-name="P20">Руководитель группы отдела 071.</text:p>
            <text:p text:style-name="P22">Порядок действий:</text:p>
            <text:list xml:id="list1269133003" text:style-name="L2">
              <text:list-item>
                <text:p text:style-name="P62"><text:span text:style-name="T10">Прибыть</text:span> <text:span text:style-name="T10">на место аварийной ситуации. Оценить обстановку.</text:span></text:p>
              </text:list-item>
              <text:list-item>
                <text:p text:style-name="P33">Использовать СИЗ.</text:p>
              </text:list-item>
              <text:list-item>
                <text:p text:style-name="P33">Сообщить об аварийной ситуации начальнику отдела 071 по тел. 9-52-17, продублировать сообщение ОД ООРМ по тел. 9-19-53, 9-52-60, 9-52-47.</text:p>
              </text:list-item>
              <text:list-item>
                <text:p text:style-name="P62"><text:span text:style-name="T10">Удалить производственный персонал из зоны аварии, </text:span><text:span text:style-name="T13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65"><text:span text:style-name="T10">Руководить ликвидацией аварии до прибытия ответственного руководителя </text:span><text:soft-page-break/><text:span text:style-name="T10">работ.</text:span></text:p>
                <text:p text:style-name="P52">ОД ООРМ.</text:p>
                <text:p text:style-name="P57">Порядок действий:</text:p>
              </text:list-item>
            </text:list>
            <text:list xml:id="list707168949" text:style-name="L3">
              <text:list-item>
                <text:p text:style-name="P36">Оповестить аварийные службы и руководство комбината согласно списка.</text:p>
              </text:list-item>
            </text:list>
            <text:p text:style-name="P19"/>
            <text:p text:style-name="P21">Начальник отдела 071 (ответственный руководитель работ).</text:p>
            <text:p text:style-name="P23">Порядок действий:</text:p>
            <text:list xml:id="list1293781280" text:style-name="L4">
              <text:list-item>
                <text:p text:style-name="P37">Прибыть на место аварии, оценить обстановку.</text:p>
              </text:list-item>
              <text:list-item>
                <text:p text:style-name="P37">Использовать СИЗ.</text:p>
              </text:list-item>
              <text:list-item>
                <text:p text:style-name="P37">Принять на себя руководство ликвидацией аварии.</text:p>
              </text:list-item>
              <text:list-item>
                <text:p text:style-name="P42">Организовать и проконтролировать:</text:p>
              </text:list-item>
            </text:list>
            <text:list xml:id="list4045939616" text:style-name="List_20_1">
              <text:list-item>
                <text:list>
                  <text:list-item>
                    <text:p text:style-name="P43">оповещение ОД ООРМ;</text:p>
                  </text:list-item>
                  <text:list-item>
                    <text:p text:style-name="P43">оцепление опасной зоны;</text:p>
                  </text:list-item>
                  <text:list-item>
                    <text:p text:style-name="P43">оповещение близлежащих цехов;</text:p>
                  </text:list-item>
                  <text:list-item>
                    <text:p text:style-name="P44">эвакуацию производственного персонала из опасной зоны;</text:p>
                  </text:list-item>
                </text:list>
              </text:list-item>
              <text:list-item>
                <text:p text:style-name="P85"><text:span text:style-name="T18">оказание первой помощи пострадавшим;</text:span></text:p>
              </text:list-item>
            </text:list>
            <text:list xml:id="list3081623945" text:style-name="Numbering_20_123">
              <text:list-item>
                <text:p text:style-name="P92"><text:span text:style-name="T18">П</text:span><text:span text:style-name="T17">ри необходимости вызвать ФПС, НАСО. Направить прибывшие ФПС, НАСО к месту аварии.</text:span></text:p>
              </text:list-item>
              <text:list-item>
                <text:p text:style-name="P92"><text:span text:style-name="T17">Продублировать вызов работников ЦМСЧ-91 ФМБА (при необходимости).</text:span></text:p>
              </text:list-item>
              <text:list-item>
                <text:p text:style-name="P92"><text:span text:style-name="T17">Проинформировать ОД ООРМ и вышестоящее руководство о ходе работ по ликвидации последствий аварии.</text:span></text:p>
              </text:list-item>
              <text:list-item>
                <text:p text:style-name="P92"><text:span text:style-name="T17">Организовать проведение утилизации продуктов аварии и проведение </text:span><text:soft-page-break/><text:span text:style-name="T17">дегазационных мероприятий.</text:span></text:p>
              </text:list-item>
            </text:list>
            <text:p text:style-name="P95"><text:span text:style-name="T20">НАСО (при необходимости).</text:span></text:p>
            <text:p text:style-name="P100"><text:span text:style-name="T20">Порядок действий:</text:span></text:p>
            <text:list xml:id="list876243788" text:style-name="L6">
              <text:list-item>
                <text:p text:style-name="P106"><text:span text:style-name="T20">Прибыть на место аварии и развернуться.</text:span></text:p>
              </text:list-item>
              <text:list-item>
                <text:p text:style-name="P106"><text:span text:style-name="T20">Принимать участие в поиске пострадавших, сообщать информацию ответственному руководителю.</text:span></text:p>
              </text:list-item>
              <text:list-item>
                <text:p text:style-name="P106"><text:span text:style-name="T20">Принимать участие в ликвидации аварии в установленном порядке.</text:span></text:p>
              </text:list-item>
            </text:list>
            <text:p text:style-name="P105"><text:span text:style-name="T20"/></text:p>
            <text:p text:style-name="P96"><text:span text:style-name="T20">Работники ФГУЗ ЦМСЧ-91 ФМБА России (при необходимости).</text:span></text:p>
            <text:p text:style-name="P101"><text:span text:style-name="T20">Порядок действий:</text:span></text:p>
            <text:list xml:id="list2347945294" text:style-name="L7">
              <text:list-item>
                <text:p text:style-name="P107"><text:span text:style-name="T20">Прибыть на место аварии.</text:span></text:p>
              </text:list-item>
              <text:list-item>
                <text:p text:style-name="P107"><text:span text:style-name="T20">Оказать первую помощь пострадавшим.</text:span></text:p>
              </text:list-item>
              <text:list-item>
                <text:p text:style-name="P112"><text:span text:style-name="T20">При необходимости доставить пострадавших в мед. Учреждение.</text:span></text:p>
              </text:list-item>
            </text:list>
          </table:table-cell>
        </table:table-row>
        <table:table-row table:style-name="TableLine117865216">
          <table:table-cell table:style-name="Таблица1.A1" office:value-type="string">
            <text:p text:style-name="P66">2. Утечка <text:span text:style-name="T2">аммиака</text:span><text:span text:style-name="T4"> из баллона при проведении погрузочно-разгрузочных работ.</text:span></text:p>
          </table:table-cell>
          <table:table-cell table:style-name="Таблица1.A1" office:value-type="string">
            <text:p text:style-name="P67">- появление резкого запаха;</text:p>
            <text:p text:style-name="P67">- шум (свист), создаваемый истекающим из баллона газом.</text:p>
          </table:table-cell>
          <table:table-cell table:style-name="Таблица1.A1" office:value-type="string">
            <text:p text:style-name="P70">- прекращение работы;</text:p>
            <text:p text:style-name="P70">- средства связи и оповещения;</text:p>
            <text:p text:style-name="P70">- сирена ручная типа РС-100;</text:p>
            <text:p text:style-name="P70">- обеспечение требований пожарной безопасности;</text:p>
            <text:p text:style-name="P70">- использование средств индивидуальной защиты;</text:p>
            <text:p text:style-name="P70">- предупредительные знаки;</text:p>
            <text:p text:style-name="P70">- погрузочно-разгрузочные работы производит только обученный и аттестованный персонал;</text:p>
            <text:p text:style-name="P70">- силы и средства НАСО (при необходимости).</text:p>
          </table:table-cell>
          <table:table-cell table:style-name="Таблица1.A1" office:value-type="string">
            <text:p text:style-name="P74">Транспортировщики, техник по хранению.</text:p>
            <text:p text:style-name="P79">Порядок действий:</text:p>
            <text:list xml:id="list2163326170" text:style-name="L8">
              <text:list-item>
                <text:p text:style-name="P28">Использовать СИЗ.</text:p>
              </text:list-item>
              <text:list-item>
                <text:p text:style-name="P28">Немедленно удалить всех посторонних лиц с места аварии, держаться с наветренной стороны (при отсутствии СИЗ, у посторонних лиц, приложить ко рту и носу ткань, желательно влажную и покинуть зону поражения, задерживая дыхание).</text:p>
              </text:list-item>
              <text:list-item>
                <text:p text:style-name="P28">Немедленно покинуть место аварии и удалиться на БЕЗОПАСНОЕ расстояние <text:soft-page-break/>(выйти за пределы территории склада), держаться с наветренной стороны.</text:p>
              </text:list-item>
              <text:list-item>
                <text:p text:style-name="P28">Подать звуковой сигнал тревоги с помощью ручной сирены.</text:p>
              </text:list-item>
              <text:list-item>
                <text:p text:style-name="P83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113">При необходимости принять меры по оказанию первой помощи раненым и пострадавшим и вызвать работников ЦМСЧ-91 ФМБА по тел. 9-92-62.</text:p>
              </text:list-item>
              <text:list-item>
                <text:p text:style-name="P113">При выходе у ворот, ограждающих склад баллонов, выставить предупредительный знак: <text:span text:style-name="T8">W</text:span><text:span text:style-name="T10">03 «Опасно. Ядовитые вещества» согласно ГОСТ 12.4.026-2015.</text:span></text:p>
              </text:list-item>
              <text:list-item>
                <text:p text:style-name="P113"><text:span text:style-name="T10">Соблюдать меры пожарной безопасности. Устранить источники открытого огня. Не курить! </text:span><text:span text:style-name="T12">Аммиак с воздухом взрывоопасен. Горит с образованием токсичных газов (цианы, оксид азота).</text:span><text:span text:style-name="T10"> В случае возгорания, использовать огнетушитель порошковый ОП-8. Воду при тушении использовать ЗАПРЕЩЕНО!</text:span></text:p>
              </text:list-item>
              <text:list-item>
                <text:p text:style-name="P113"><text:span text:style-name="T10">Провести дегазационные мероприятия после проведения работ по ликвидации аварии: сдать спецодежду в цех 092 на участок подготовки спецодежды, перчатки утилизировать в специальный контейнер.</text:span></text:p>
              </text:list-item>
            </text:list>
            <text:p text:style-name="P118"><text:soft-page-break/><text:span text:style-name="T10">Руководитель группы отдела 071.</text:span></text:p>
            <text:p text:style-name="P120"><text:span text:style-name="T10">Порядок действий:</text:span></text:p>
            <text:list xml:id="list141626362635828" text:continue-list="list1269133003" text:style-name="L2">
              <text:list-item text:start-value="1">
                <text:p text:style-name="P89"><text:span text:style-name="T19">Прибыть</text:span><text:span text:style-name="T21"> </text:span><text:span text:style-name="T19">на место аварийной ситуации. Оценить обстановку.</text:span></text:p>
              </text:list-item>
              <text:list-item>
                <text:p text:style-name="P34">Использовать СИЗ.</text:p>
              </text:list-item>
              <text:list-item>
                <text:p text:style-name="P34">Сообщить об аварийной ситуации начальнику отдела 071 по тел. 9-52-17, продублировать сообщение ОД ООРМ по тел. 9-19-53, 9-52-60, 9-52-47.</text:p>
              </text:list-item>
              <text:list-item>
                <text:p text:style-name="P63"><text:span text:style-name="T10">Удалить производственный персонал из зоны аварии, </text:span><text:span text:style-name="T13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122"><text:span text:style-name="T10">Руководить ликвидацией аварии до прибытия ответственного руководителя работ.</text:span></text:p>
                <text:p text:style-name="P53">ОД ООРМ.</text:p>
                <text:p text:style-name="P58">Порядок действий:</text:p>
              </text:list-item>
              <text:list-item text:start-value="1">
                <text:p text:style-name="P38">Оповестить аварийные службы и руководство комбината согласно списка.</text:p>
              </text:list-item>
            </text:list>
            <text:p text:style-name="P40"/>
            <text:p text:style-name="P55">Начальник отдела 071 (ответственный руководитель работ).</text:p>
            <text:p text:style-name="P60">Порядок действий:</text:p>
            <text:list xml:id="list141627287522951" text:continue-list="list141626362635828" text:style-name="L2">
              <text:list-item text:start-value="1">
                <text:p text:style-name="P38">Прибыть на место аварии, оценить обстановку.</text:p>
              </text:list-item>
              <text:list-item>
                <text:p text:style-name="P38">Использовать СИЗ.</text:p>
              </text:list-item>
              <text:list-item>
                <text:p text:style-name="P38">Принять на себя руководство ликвидацией аварии.</text:p>
              </text:list-item>
              <text:list-item>
                <text:p text:style-name="P49"><text:soft-page-break/>Организовать и проконтролировать:</text:p>
              </text:list-item>
            </text:list>
            <text:list xml:id="list141626060081028" text:continue-list="list4045939616" text:style-name="List_20_1">
              <text:list-item>
                <text:list>
                  <text:list-item>
                    <text:p text:style-name="P86"><text:span text:style-name="T18">оповещение ОД ООРМ;</text:span></text:p>
                  </text:list-item>
                  <text:list-item>
                    <text:p text:style-name="P45">оцепление опасной зоны;</text:p>
                  </text:list-item>
                  <text:list-item>
                    <text:p text:style-name="P46">оповещение близлежащих цехов;</text:p>
                  </text:list-item>
                  <text:list-item>
                    <text:p text:style-name="P46">эвакуацию производственного персонала из опасной зоны;</text:p>
                  </text:list-item>
                </text:list>
              </text:list-item>
              <text:list-item>
                <text:p text:style-name="P86"><text:span text:style-name="T18">оказание первой помощи пострадавшим;</text:span></text:p>
              </text:list-item>
            </text:list>
            <text:list xml:id="list141627549832639" text:continue-list="list141627287522951" text:style-name="L2">
              <text:list-item>
                <text:p text:style-name="P93"><text:span text:style-name="T18">П</text:span><text:span text:style-name="T17">ри необходимости вызвать ФПС, НАСО. Направить прибывшие ФПС, НАСО к месту аварии.</text:span></text:p>
              </text:list-item>
              <text:list-item>
                <text:p text:style-name="P93"><text:span text:style-name="T17">Продублировать вызов работников ЦМСЧ-91 ФМБА (при необходимости).</text:span></text:p>
              </text:list-item>
              <text:list-item>
                <text:p text:style-name="P93"><text:span text:style-name="T17">Проинформировать ОД ООРМ и вышестоящее руководство о ходе работ по ликвидации последствий аварии.</text:span></text:p>
              </text:list-item>
              <text:list-item>
                <text:p text:style-name="P93"><text:span text:style-name="T17">Организовать проведение утилизации продуктов аварии и проведение дегазационных мероприятий.</text:span></text:p>
              </text:list-item>
            </text:list>
            <text:p text:style-name="P94"><text:span text:style-name="T17"/></text:p>
            <text:p text:style-name="P98"><text:span text:style-name="T20">НАСО (при необходимости).</text:span></text:p>
            <text:p text:style-name="P103"><text:span text:style-name="T20">Порядок действий:</text:span></text:p>
            <text:list xml:id="list141626763266813" text:continue-list="list141627549832639" text:style-name="L2">
              <text:list-item text:start-value="1">
                <text:p text:style-name="P109"><text:span text:style-name="T20">Прибыть на место аварии и развернуться.</text:span></text:p>
              </text:list-item>
              <text:list-item>
                <text:p text:style-name="P109"><text:span text:style-name="T20">Принимать участие в поиске пострадавших, сообщать информацию ответственному руководителю.</text:span></text:p>
              </text:list-item>
              <text:list-item>
                <text:p text:style-name="P109"><text:span text:style-name="T20">Принимать участие в ликвидации аварии в установленном порядке.</text:span></text:p>
              </text:list-item>
            </text:list>
            <text:p text:style-name="P111"><text:span text:style-name="T20"/></text:p>
            <text:p text:style-name="P111"><text:span text:style-name="T20"/></text:p>
            <text:p text:style-name="P111"><text:span text:style-name="T20"/></text:p>
            <text:p text:style-name="P97"><text:soft-page-break/><text:span text:style-name="T20">Работники ФГУЗ ЦМСЧ-91 ФМБА России (при необходимости).</text:span></text:p>
            <text:p text:style-name="P102"><text:span text:style-name="T20">Порядок действий:</text:span></text:p>
            <text:list xml:id="list141626731167342" text:continue-list="list141626763266813" text:style-name="L2">
              <text:list-item text:start-value="1">
                <text:p text:style-name="P109"><text:span text:style-name="T20">Прибыть на место аварии.</text:span></text:p>
              </text:list-item>
              <text:list-item>
                <text:p text:style-name="P109"><text:span text:style-name="T20">Оказать первую помощь пострадавшим.</text:span></text:p>
              </text:list-item>
              <text:list-item>
                <text:p text:style-name="P91"><text:span text:style-name="T22">При необходимости доставить пострадавших в мед. Учреждение.</text:span></text:p>
              </text:list-item>
            </text:list>
          </table:table-cell>
        </table:table-row>
        <table:table-row table:style-name="TableLine117865488">
          <table:table-cell table:style-name="Таблица1.A1" table:number-columns-spanned="4" office:value-type="string">
            <text:p text:style-name="P76"/>
            <text:p text:style-name="P76">Инертные газы (здание 324): углекислота (углерода диоксид), аргон, гелий, гелий (смесь), хладон (фреон). Кислород (окислитель).</text:p>
            <text:p text:style-name="P76"/>
            <text:p text:style-name="P31">Это бесцветные газы, не горючи, не токсичны, но баллоны могут взрываться при нагревании. Из перечисленных газов самым опасным является кислород.</text:p>
            <text:p text:style-name="P31"/>
          </table:table-cell>
          <table:covered-table-cell/>
          <table:covered-table-cell/>
          <table:covered-table-cell/>
        </table:table-row>
        <table:table-row table:style-name="TableLine117865760">
          <table:table-cell table:style-name="Таблица1.A1" office:value-type="string">
            <text:p text:style-name="P71">3. Воспламенение выходящего из баллона <text:span text:style-name="T2">кислорода</text:span><text:span text:style-name="T4"> при проведении погрузочно-разгрузочных работ.</text:span></text:p>
          </table:table-cell>
          <table:table-cell table:style-name="Таблица1.A1" office:value-type="string">
            <text:p text:style-name="P69">- <text:span text:style-name="T23">факельное горение газа;</text:span></text:p>
            <text:p text:style-name="P69">- <text:span text:style-name="T23">тепловой поток.</text:span></text:p>
          </table:table-cell>
          <table:table-cell table:style-name="Таблица1.A1" office:value-type="string">
            <text:list xml:id="list1476930846" text:style-name="L9">
              <text:list-item>
                <text:p text:style-name="P73">прекращение работы;</text:p>
              </text:list-item>
              <text:list-item>
                <text:p text:style-name="P73">средства связи и оповещения;</text:p>
              </text:list-item>
              <text:list-item>
                <text:p text:style-name="P73">использование средств индивидуальной защиты;</text:p>
              </text:list-item>
              <text:list-item>
                <text:p text:style-name="P73">силы и средства НАСО (при необходимости);</text:p>
              </text:list-item>
              <text:list-item>
                <text:p text:style-name="P73">силы и средства ФГКУ СУ ФПС №6 МЧС России;</text:p>
              </text:list-item>
              <text:list-item>
                <text:p text:style-name="P73">предупредительные знаки;</text:p>
              </text:list-item>
              <text:list-item>
                <text:p text:style-name="P73">сирена ручная типа РС-100;</text:p>
              </text:list-item>
              <text:list-item>
                <text:p text:style-name="P73">погрузочно-разгрузочные работы производит только обученный и аттестованный персонал;</text:p>
              </text:list-item>
              <text:list-item>
                <text:p text:style-name="P73">бочки с водой для охлаждения баллонов (рядом с местом проведения погрузочно-разгрузочных работ);</text:p>
              </text:list-item>
              <text:list-item>
                <text:p text:style-name="P73">ранцевый опрыскиватель;</text:p>
              </text:list-item>
              <text:list-item>
                <text:p text:style-name="P73"><text:soft-page-break/>ведра.</text:p>
              </text:list-item>
            </text:list>
            <text:p text:style-name="P72"/>
            <text:p text:style-name="P81">Кислород является окислителем, увеличивает способность к горению других материалов! С горючими газами образует взрывчатые смеси, масла в атмосфере кислорода самовозгораются!</text:p>
          </table:table-cell>
          <table:table-cell table:style-name="Таблица1.A1" office:value-type="string">
            <text:p text:style-name="P75">Транспортировщики, техник по хранению.</text:p>
            <text:p text:style-name="P80">Порядок действий:</text:p>
            <text:list xml:id="list141626756141368" text:continue-list="list2163326170" text:style-name="L8">
              <text:list-item text:start-value="1">
                <text:p text:style-name="P29">Использовать СИЗ.</text:p>
              </text:list-item>
              <text:list-item>
                <text:p text:style-name="P29">Немедленно удалить всех посторонних лиц с места аварии.</text:p>
              </text:list-item>
              <text:list-item>
                <text:p text:style-name="P30">Подать звуковой сигнал тревоги с помощью ручной сирены.</text:p>
              </text:list-item>
              <text:list-item>
                <text:p text:style-name="P30">Немедленно сообщить в пожарную часть по тел. 01 об аварии.</text:p>
              </text:list-item>
              <text:list-item>
                <text:p text:style-name="P84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114">При необходимости принять меры по оказанию первой помщи раненым и пострадавшим и вызвать работников ЦМСЧ-91 ФМБА по тел. 9-92-62.</text:p>
              </text:list-item>
              <text:list-item>
                <text:p text:style-name="P115"><text:soft-page-break/>При выходе у ворот, ограждающих склад баллонов, выставить предупредительный знак: Р03 «Проход запрещен», согласно ГОСТ 12.4.026-2015.</text:p>
              </text:list-item>
              <text:list-item>
                <text:p text:style-name="P115">К горящему баллону подходить нельзя.</text:p>
              </text:list-item>
              <text:list-item>
                <text:p text:style-name="P115">Охлаждать горящий баллон и соседние баллоны до полного остывания, поливая их с максимального расстояния с помощью ранцевого опрыскивателя, или поливая из бочки водой <text:span text:style-name="T24">с помощью ведра (при отсутствии ведра — из другой имеющейся емкости), а в зимнее время опустить баллоны в сугроб со снегом.</text:span></text:p>
              </text:list-item>
              <text:list-item>
                <text:p text:style-name="P116">В случае воспламенения одежды, пропитанной кислородом, следует немедленно окунуться в воду или облить пострадавшего водой. Если вода отсутствует, нужно сбросить или сорвать одежду.</text:p>
              </text:list-item>
            </text:list>
            <text:p text:style-name="P117">Не допускается сбивать пламя или закутывать пострадавшего, т. к. одежда, пропитанная кислородом, может гореть без доступа воздуха!</text:p>
            <text:p text:style-name="P117"/>
            <text:p text:style-name="P119"><text:span text:style-name="T10">Руководитель группы отдела 071.</text:span></text:p>
            <text:p text:style-name="P121"><text:span text:style-name="T10">Порядок действий:</text:span></text:p>
            <text:list xml:id="list141627475520046" text:continue-list="list141626731167342" text:style-name="L2">
              <text:list-item text:start-value="1">
                <text:p text:style-name="P90"><text:span text:style-name="T19">Прибыть</text:span><text:span text:style-name="T21"> </text:span><text:span text:style-name="T19">на место аварийной ситуации. Оценить обстановку.</text:span></text:p>
              </text:list-item>
              <text:list-item>
                <text:p text:style-name="P35">Использовать СИЗ.</text:p>
              </text:list-item>
              <text:list-item>
                <text:p text:style-name="P51">Продублировать сообщение об аварии в пожарную охрану по тел. 01.</text:p>
              </text:list-item>
              <text:list-item>
                <text:p text:style-name="P35"><text:soft-page-break/>Сообщить об авари<text:span text:style-name="T24">и</text:span> начальнику отдела 071 по тел. 9-52-17, ОД ООРМ по тел. 9-19-53, 9-52-60, 9-52-47.</text:p>
              </text:list-item>
              <text:list-item>
                <text:p text:style-name="P64"><text:span text:style-name="T10">Удалить производственный персонал из зоны аварии, </text:span><text:span text:style-name="T13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123"><text:span text:style-name="T10">Руководить ликвидацией аварии до прибытия ответственного руководителя работ.</text:span></text:p>
              </text:list-item>
            </text:list>
            <text:p text:style-name="P124"><text:span text:style-name="T10"/></text:p>
            <text:list xml:id="list141626292528882" text:continue-numbering="true" text:style-name="L2">
              <text:list-header>
                <text:p text:style-name="P54">ОД ООРМ.</text:p>
                <text:p text:style-name="P59">Порядок действий:</text:p>
              </text:list-header>
              <text:list-item text:start-value="1">
                <text:p text:style-name="P39">Оповестить аварийные службы и руководство комбината согласно списка.</text:p>
              </text:list-item>
            </text:list>
            <text:p text:style-name="P41"/>
            <text:p text:style-name="P56">Начальник отдела 071 (ответственный руководитель работ).</text:p>
            <text:p text:style-name="P61">Порядок действий:</text:p>
            <text:list xml:id="list141627236872391" text:continue-list="list141626292528882" text:style-name="L2">
              <text:list-item text:start-value="1">
                <text:p text:style-name="P39">Прибыть на место аварии, оценить обстановку.</text:p>
              </text:list-item>
              <text:list-item>
                <text:p text:style-name="P39">Использовать СИЗ.</text:p>
              </text:list-item>
              <text:list-item>
                <text:p text:style-name="P39">Принять на себя руководство ликвидацией аварии.</text:p>
              </text:list-item>
              <text:list-item>
                <text:p text:style-name="P50">Организовать и проконтролировать:</text:p>
              </text:list-item>
            </text:list>
            <text:list xml:id="list141626277798103" text:continue-list="list141626060081028" text:style-name="List_20_1">
              <text:list-item>
                <text:list>
                  <text:list-item>
                    <text:p text:style-name="P88"><text:span text:style-name="T18">оповещение ОД ООРМ;</text:span></text:p>
                  </text:list-item>
                  <text:list-item>
                    <text:p text:style-name="P47">оцепление опасной зоны;</text:p>
                  </text:list-item>
                  <text:list-item>
                    <text:p text:style-name="P48">оповещение близлежащих цехов;</text:p>
                  </text:list-item>
                  <text:list-item>
                    <text:p text:style-name="P48">эвакуацию производственного <text:soft-page-break/>персонала из опасной зоны;</text:p>
                  </text:list-item>
                </text:list>
              </text:list-item>
              <text:list-item>
                <text:p text:style-name="P125"><text:span text:style-name="T14">оказание первой помощи пострадавшим;</text:span></text:p>
              </text:list-item>
            </text:list>
            <text:list xml:id="list3291298115" text:style-name="L10">
              <text:list-item>
                <text:p text:style-name="P126"><text:span text:style-name="T14">П</text:span><text:span text:style-name="T10">родублировать вызов ФПС, при необходимости вызвать НАСО. Направить прибывшие ФПС, НАСО к месту аварии.</text:span></text:p>
              </text:list-item>
              <text:list-item>
                <text:p text:style-name="P126"><text:span text:style-name="T10">Продублировать вызов работников ЦМСЧ-91 ФМБА (при необходимости).</text:span></text:p>
              </text:list-item>
              <text:list-item>
                <text:p text:style-name="P126"><text:span text:style-name="T10">Информировать ОД ООРМ и вышестоящее руководство о ходе работ по ликвидации последствий аварии.</text:span></text:p>
              </text:list-item>
              <text:list-item>
                <text:p text:style-name="P126"><text:span text:style-name="T10">Организовать проведение утилизации продуктов аварии и проведение дегазационных мероприятий.</text:span></text:p>
              </text:list-item>
            </text:list>
            <text:p text:style-name="P127"><text:span text:style-name="T10"/></text:p>
            <text:p text:style-name="P134"><text:span text:style-name="T10">ФГКУ СУ ФПС №6 МЧС России.</text:span></text:p>
            <text:p text:style-name="P136"><text:span text:style-name="T10">Порядок действий:</text:span></text:p>
            <text:list xml:id="list2161652306" text:style-name="L11">
              <text:list-item>
                <text:p text:style-name="P128"><text:span text:style-name="T10">Прибыть на место аварии.</text:span></text:p>
              </text:list-item>
              <text:list-item>
                <text:p text:style-name="P128"><text:span text:style-name="T10">В соответствии с действующими в пожарной части руководящими документами и инструкциями, с учетом конкретной обстановки на месте: руководить работами по тушению пожара.</text:span></text:p>
              </text:list-item>
              <text:list-item>
                <text:p text:style-name="P128"><text:span text:style-name="T10">Держать постоянную связь с ответственным руководите</text:span><text:span text:style-name="T15">л</text:span><text:span text:style-name="T10">ем.</text:span></text:p>
              </text:list-item>
              <text:list-item>
                <text:p text:style-name="P129"><text:span text:style-name="T10">Обеспечивать взаимодействие координацию действий с аварийно-спасательными формированиями.</text:span></text:p>
              </text:list-item>
            </text:list>
            <text:p text:style-name="P130"><text:span text:style-name="T10"/></text:p>
            <text:p text:style-name="P130"><text:span text:style-name="T10"/></text:p>
            <text:p text:style-name="P99"><text:soft-page-break/><text:span text:style-name="T20">НАСО (при необходимости).</text:span></text:p>
            <text:p text:style-name="P104"><text:span text:style-name="T20">Порядок действий:</text:span></text:p>
            <text:list xml:id="list141625850756362" text:continue-list="list141627236872391" text:style-name="L2">
              <text:list-item text:start-value="1">
                <text:p text:style-name="P110"><text:span text:style-name="T20">Прибыть на место аварии и развернуться.</text:span></text:p>
              </text:list-item>
              <text:list-item>
                <text:p text:style-name="P110"><text:span text:style-name="T20">Принимать участие в поиске пострадавших, сообщать информацию ответственному руководителю.</text:span></text:p>
              </text:list-item>
              <text:list-item>
                <text:p text:style-name="P131"><text:span text:style-name="T10">Принимать участие в ликвидации аварии в установленном порядке.</text:span></text:p>
              </text:list-item>
            </text:list>
            <text:p text:style-name="P132"><text:span text:style-name="T10"/></text:p>
            <text:p text:style-name="P135"><text:span text:style-name="T10">Работники ФГУЗ ЦМСЧ-91 ФМБА осси (при необходимости).</text:span></text:p>
            <text:p text:style-name="P137"><text:span text:style-name="T10">Порядок действий:</text:span></text:p>
            <text:list xml:id="list2592792746" text:style-name="L12">
              <text:list-item>
                <text:p text:style-name="P133"><text:span text:style-name="T10">Прибыть на место аварии.</text:span></text:p>
              </text:list-item>
              <text:list-item>
                <text:p text:style-name="P133"><text:span text:style-name="T10">Оказать первую помощь пострадавшим.</text:span></text:p>
              </text:list-item>
              <text:list-item>
                <text:p text:style-name="P133"><text:span text:style-name="T10">При необходимости доставить пострадавших в мед. учреждение.</text:span></text:p>
              </text:list-item>
            </text:list>
          </table:table-cell>
        </table:table-row>
        <table:table-row table:style-name="TableLine117866032">
          <table:table-cell table:style-name="Таблица1.A1" table:number-columns-spanned="4" office:value-type="string">
            <text:p text:style-name="P10"/>
            <text:p text:style-name="P77">Горючие газы (здание 324А): ацетилен, водород, бутан. Кислород (окислитель) — здание 324.</text:p>
            <text:p text:style-name="P77"/>
            <text:p text:style-name="P78">Бесцветные газы, легко воспламеняются, взрывоопасны, боятся нагрева. Водород взрывоопасен с воздухом, кислородом, хлором на свету. Бутан воспламеняется от искр пламени.</text:p>
            <text:p text:style-name="P78"/>
          </table:table-cell>
          <table:covered-table-cell/>
          <table:covered-table-cell/>
          <table:covered-table-cell/>
        </table:table-row>
        <table:table-row table:style-name="TableLine117866304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6576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6848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7120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7392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7664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7936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8208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ext:soft-page-break/>
        <table:table-row table:style-name="TableLine117868480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8752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9024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9296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9568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9840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</table:table>
      <text:p text:style-name="P6"/>
      <text:p text:style-name="P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space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0.89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27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5T14:16:25.258000000</dc:date>
    <meta:editing-duration>PT3H51M58S</meta:editing-duration>
    <meta:editing-cycles>17</meta:editing-cycles>
    <meta:generator>LibreOffice/7.2.4.1$Windows_X86_64 LibreOffice_project/27d75539669ac387bb498e35313b970b7fe9c4f9</meta:generator>
    <meta:document-statistic meta:table-count="1" meta:image-count="0" meta:object-count="0" meta:page-count="13" meta:paragraph-count="199" meta:word-count="1644" meta:character-count="12206" meta:non-whitespace-character-count="10867"/>
  </office:meta>
</office:document-meta>
</file>